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/Web Development is the process of creating a website and maintenance of it and<text:s/>it<text:s/>also<text:s/>involves<text:s/>building apps and software<text:s/>.</text:p>
      <text:p text:style-name="Normal">*Web development is crucial in this period of time because it makes everything accessible through websites or apps especially towards business owners and government as it<text:s/>makes<text:s/>their clients<text:s/>and<text:s/><text:s/>citizens<text:s/>finds them through a click of a finger .</text:p>
      <text:p text:style-name="Normal">*I have heard of HTML but I don’t know much about it I only know that it’s a coding language .</text:p>
      <text:p text:style-name="Normal"/>
      <text:p text:style-name="Normal">2/I am not that familiar with CSS but I know its also a language for coding that’s it<text:s/></text:p>
      <text:p text:style-name="Normal"/>
      <text:p text:style-name="Normal">3/It’s the same as the other two I am not that familiar I only have a general<text:s/>knowledge about them <text:s/>from the internet<text:s/></text:p>
      <text:p text:style-name="Normal"/>
      <text:p text:style-name="Normal">4/No, unfortunately I only know that react is site for JavaScript and I have no idea<text:s/>about Node js<text:s/></text:p>
      <text:p text:style-name="Normal"/>
      <text:p text:style-name="Normal">5/I went to learn web development because I want to make a living from it.</text:p>
      <text:p text:style-name="Normal">*as for what I want to achieve by learning those skills<text:s/>honestly I don’t know I just liked the idea of building website and apps 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unes Lou</meta:initial-creator>
    <dc:creator>Younes Lou</dc:creator>
    <meta:creation-date>2024-05-03T17:54:00Z</meta:creation-date>
    <dc:date>2024-05-03T18:56:00Z</dc:date>
    <meta:template xlink:href="Normal" xlink:type="simple"/>
    <meta:editing-cycles>1</meta:editing-cycles>
    <meta:editing-duration>PT0S</meta:editing-duration>
    <meta:document-statistic meta:page-count="1" meta:paragraph-count="1" meta:word-count="147" meta:character-count="984" meta:row-count="6" meta:non-whitespace-character-count="838"/>
  </office:meta>
</office:document-meta>
</file>